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49.29pt"/>
    </style:style>
    <style:style style:name="co5" style:family="table-column">
      <style:table-column-properties fo:break-before="auto" style:column-width="152.9pt"/>
    </style:style>
    <style:style style:name="co6" style:family="table-column">
      <style:table-column-properties fo:break-before="auto" style:column-width="40.45pt"/>
    </style:style>
    <style:style style:name="co7" style:family="table-column">
      <style:table-column-properties fo:break-before="auto" style:column-width="44.11pt"/>
    </style:style>
    <style:style style:name="co8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42.55pt"/>
    </style:style>
    <style:style style:name="co10" style:family="table-column">
      <style:table-column-properties fo:break-before="auto" style:column-width="2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7pt" style:font-size-asian="7pt" style:font-size-complex="7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pt"/>
      <style:text-properties fo:font-size="7pt" style:font-size-asian="7pt" style:font-size-complex="7pt"/>
      <style:map style:condition="is-true-formula(ISEVEN(ROW()))" style:apply-style-name="rowEven" style:base-cell-address="201901_alunos_SistDistribuidos.A3"/>
      <style:map style:condition="is-true-formula(ISODD(ROW()))" style:apply-style-name="rowOdd" style:base-cell-address="201901_alunos_SistDistribuidos.A3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fo:font-size="7pt" style:font-size-asian="7pt" style:font-size-complex="7pt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pt"/>
      <style:text-properties fo:font-size="7pt" style:font-size-asian="7pt" style:font-size-complex="7pt"/>
      <style:map style:condition="is-true-formula(ISEVEN(ROW()))" style:apply-style-name="rowEven" style:base-cell-address="201901_alunos_SistDistribuidos.A3"/>
      <style:map style:condition="is-true-formula(ISODD(ROW()))" style:apply-style-name="rowOdd" style:base-cell-address="201901_alunos_SistDistribuidos.A3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fo:font-size="7pt" style:font-size-asian="7pt" style:font-size-complex="7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7pt" style:font-size-asian="7pt" style:font-size-complex="7pt"/>
      <style:map style:condition="is-true-formula(ISEVEN(ROW()))" style:apply-style-name="rowEven" style:base-cell-address="201901_alunos_SistDistribuidos.A3"/>
      <style:map style:condition="is-true-formula(ISODD(ROW()))" style:apply-style-name="rowOdd" style:base-cell-address="201901_alunos_SistDistribuidos.A3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7pt" style:font-size-asian="7pt" style:font-size-complex="7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size="7pt" style:font-size-asian="7pt" style:font-size-complex="7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7pt" style:font-size-asian="7pt" style:font-size-complex="7pt"/>
      <style:map style:condition="is-true-formula(ISEVEN(ROW()))" style:apply-style-name="rowEven" style:base-cell-address="201901_alunos_SistDistribuidos.A3"/>
      <style:map style:condition="is-true-formula(ISODD(ROW()))" style:apply-style-name="rowOdd" style:base-cell-address="201901_alunos_SistDistribuidos.A3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style:font-size-asian="7pt" style:font-size-complex="7pt"/>
    </style:style>
    <style:style style:name="ce44" style:family="table-cell" style:parent-style-name="rowEven">
      <style:table-cell-properties style:text-align-source="fix" style:repeat-content="false" fo:background-color="transparent"/>
      <style:paragraph-properties fo:text-align="center" fo:margin-left="0pt"/>
      <style:text-properties fo:font-size="7pt" style:font-size-asian="7pt" style:font-size-complex="7pt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7pt" style:font-size-asian="7pt" style:font-size-complex="7pt"/>
    </style:style>
    <style:style style:name="ce40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is-true-formula(ISEVEN(ROW()))" style:apply-style-name="rowEvenNum" style:base-cell-address="201901_alunos_SistDistribuidos.E3"/>
      <style:map style:condition="is-true-formula(ISODD(ROW()))" style:apply-style-name="rowOddNum" style:base-cell-address="201901_alunos_SistDistribuidos.E3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7pt" style:font-size-asian="7pt" style:font-size-complex="7pt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7pt" style:font-size-asian="7pt" style:font-size-complex="7pt"/>
    </style:style>
    <style:style style:name="ce46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pt"/>
      <style:text-properties fo:font-size="8pt" style:font-size-asian="8pt" style:font-size-complex="8pt"/>
      <style:map style:condition="is-true-formula(ISEVEN(ROW()))" style:apply-style-name="rowEvenNum" style:base-cell-address="201901_alunos_SistDistribuidos.E3"/>
      <style:map style:condition="is-true-formula(ISODD(ROW()))" style:apply-style-name="rowOddNum" style:base-cell-address="201901_alunos_SistDistribuidos.E3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51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pt"/>
      <style:text-properties fo:font-size="8pt" style:font-size-asian="8pt" style:font-size-complex="8pt"/>
      <style:map style:condition="is-true-formula(ISEVEN(ROW()))" style:apply-style-name="rowEvenNum" style:base-cell-address="201901_alunos_SistDistribuidos.E3"/>
      <style:map style:condition="is-true-formula(ISODD(ROW()))" style:apply-style-name="rowOddNum" style:base-cell-address="201901_alunos_SistDistribuidos.E3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7pt" style:font-size-asian="7pt" style:font-size-complex="7pt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7pt" style:font-size-asian="7pt" style:font-size-complex="7pt"/>
    </style:style>
    <style:style style:name="ce57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is-true-formula(ISEVEN(ROW()))" style:apply-style-name="rowEvenNum" style:base-cell-address="201901_alunos_SistDistribuidos.E3"/>
      <style:map style:condition="is-true-formula(ISODD(ROW()))" style:apply-style-name="rowOddNum" style:base-cell-address="201901_alunos_SistDistribuidos.E3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7pt" style:font-size-asian="7pt" style:font-size-complex="7pt"/>
    </style:style>
    <style:style style:name="ce68" style:family="table-cell" style:parent-style-name="Default">
      <style:text-properties fo:font-size="7pt" style:font-size-asian="7pt" style:font-size-complex="7pt"/>
    </style:style>
    <style:style style:name="ce69" style:family="table-cell" style:parent-style-name="Default">
      <style:table-cell-properties fo:border-bottom="0.06pt solid #000000" fo:border-left="none" fo:border-right="none" fo:border-top="none"/>
      <style:text-properties fo:font-size="7pt" style:font-size-asian="7pt" style:font-size-complex="7pt"/>
    </style:style>
    <style:style style:name="ce18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10 016405-NT1 - SISTEMAS DISTRIBUÍD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UARTA-FERIA</text:p>
          </table:table-cell>
        </table:table-row>
      </table:table>
      <table:table table:name="201901_alunos_SistDistribuidos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2"/>
        <table:table-column table:style-name="co4" table:default-cell-style-name="ce20"/>
        <table:table-column table:style-name="co5" table:default-cell-style-name="ce28"/>
        <table:table-column table:style-name="co6" table:default-cell-style-name="ce18"/>
        <table:table-column table:style-name="co7" table:default-cell-style-name="ce53"/>
        <table:table-column table:style-name="co6" table:default-cell-style-name="ce26"/>
        <table:table-column table:style-name="co7" table:default-cell-style-name="ce26"/>
        <table:table-column table:style-name="co8" table:default-cell-style-name="ce61"/>
        <table:table-column table:style-name="co7" table:default-cell-style-name="ce26"/>
        <table:table-column table:style-name="co9" table:default-cell-style-name="ce26"/>
        <table:table-column table:style-name="co7" table:default-cell-style-name="ce26"/>
        <table:table-column table:style-name="co7" table:default-cell-style-name="ce53"/>
        <table:table-column table:style-name="co10" table:default-cell-style-name="ce61"/>
        <table:table-column table:style-name="co1" table:number-columns-repeated="1008" table:default-cell-style-name="Default"/>
        <table:table-row table:style-name="ro1">
          <table:table-cell table:style-name="ce4"/>
          <table:table-cell table:style-name="ce10"/>
          <table:table-cell table:style-name="ce15"/>
          <table:table-cell table:style-name="ce36"/>
          <table:table-cell table:style-name="ce44" office:value-type="string" calcext:value-type="string" table:number-columns-spanned="5" table:number-rows-spanned="1">
            <text:p>M1</text:p>
          </table:table-cell>
          <table:covered-table-cell table:style-name="ce49"/>
          <table:covered-table-cell table:number-columns-repeated="2" table:style-name="ce54"/>
          <table:covered-table-cell table:style-name="ce58"/>
          <table:table-cell table:style-name="ce66" office:value-type="string" calcext:value-type="string" table:number-columns-spanned="5" table:number-rows-spanned="1">
            <text:p>M2</text:p>
          </table:table-cell>
          <table:covered-table-cell table:number-columns-repeated="2" table:style-name="ce54"/>
          <table:covered-table-cell table:style-name="ce67"/>
          <table:covered-table-cell table:style-name="ce58"/>
          <table:table-cell table:style-name="ce68" table:number-columns-repeated="1008"/>
        </table:table-row>
        <table:table-row table:style-name="ro1">
          <table:table-cell table:style-name="ce3"/>
          <table:table-cell table:style-name="ce16" office:value-type="string" calcext:value-type="string">
            <text:p>comentários</text:p>
          </table:table-cell>
          <table:table-cell table:style-name="ce22"/>
          <table:table-cell table:style-name="ce29"/>
          <table:table-cell table:style-name="ce45" office:value-type="string" calcext:value-type="string">
            <text:p>T1 ( 1 pt )</text:p>
          </table:table-cell>
          <table:table-cell table:style-name="ce50" office:value-type="string" calcext:value-type="string">
            <text:p>T2 ( 3 pts )</text:p>
          </table:table-cell>
          <table:table-cell table:style-name="ce50" office:value-type="string" calcext:value-type="string">
            <text:p>T3 ( 1 pt )</text:p>
          </table:table-cell>
          <table:table-cell table:style-name="ce50" office:value-type="string" calcext:value-type="string">
            <text:p>T4 ( 5 pts )</text:p>
          </table:table-cell>
          <table:table-cell table:style-name="ce59" office:value-type="string" calcext:value-type="string">
            <text:p>Nota</text:p>
          </table:table-cell>
          <table:table-cell table:style-name="ce50" office:value-type="string" calcext:value-type="string">
            <text:p>T5 ( 3 pts )</text:p>
          </table:table-cell>
          <table:table-cell table:style-name="ce50" office:value-type="string" calcext:value-type="string">
            <text:p>T6 <text:s/>( 1 pt )</text:p>
          </table:table-cell>
          <table:table-cell table:style-name="ce50" office:value-type="string" calcext:value-type="string">
            <text:p>T7 ( 3 pts )</text:p>
          </table:table-cell>
          <table:table-cell table:style-name="ce50" office:value-type="string" calcext:value-type="string">
            <text:p>T8 ( 3 pts )</text:p>
          </table:table-cell>
          <table:table-cell table:style-name="ce59" office:value-type="string" calcext:value-type="string">
            <text:p>Nota</text:p>
          </table:table-cell>
          <table:table-cell table:style-name="ce69" table:number-columns-repeated="988"/>
          <table:table-cell table:style-name="ce68" table:number-columns-repeated="20"/>
        </table:table-row>
        <table:table-row table:style-name="ro1">
          <table:table-cell table:style-name="ce6" office:value-type="string" calcext:value-type="string">
            <text:p>Lontra Anônima</text:p>
          </table:table-cell>
          <table:table-cell table:style-name="ce17"/>
          <table:table-cell table:style-name="ce23" office:value-type="float" office:value="1510019428" calcext:value-type="float">
            <text:p>1510019428</text:p>
          </table:table-cell>
          <table:table-cell table:style-name="ce30" office:value-type="string" calcext:value-type="string">
            <text:p>Alan do Nascimento Sima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3:.H3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:.M3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QN</text:p>
          </table:table-cell>
          <table:table-cell table:style-name="ce17"/>
          <table:table-cell table:style-name="ce23" office:value-type="float" office:value="1510022661" calcext:value-type="float">
            <text:p>1510022661</text:p>
          </table:table-cell>
          <table:table-cell table:style-name="ce30" office:value-type="string" calcext:value-type="string">
            <text:p>Ana Carolina dos Rei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:.H4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:.M4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CBV</text:p>
          </table:table-cell>
          <table:table-cell table:style-name="ce17" office:value-type="string" calcext:value-type="string">
            <text:p>não entregaram t1. T2 – Diagrama Físico faltou detalhes de planejamento para Tolerância a Falhas. T4 não caracterizou multiplas máquinas ( SD )</text:p>
          </table:table-cell>
          <table:table-cell table:style-name="ce23" office:value-type="float" office:value="1520024249" calcext:value-type="float">
            <text:p>1520024249</text:p>
          </table:table-cell>
          <table:table-cell table:style-name="ce30" office:value-type="string" calcext:value-type="string">
            <text:p>Bruno Henrique Chinaglia</text:p>
          </table:table-cell>
          <table:table-cell table:style-name="ce40" office:value-type="float" office:value="0" calcext:value-type="float">
            <text:p>0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3" calcext:value-type="float">
            <text:p>3.00</text:p>
          </table:table-cell>
          <table:table-cell table:style-name="ce57" table:formula="of:=SUM([.E5:.H5])" office:value-type="float" office:value="6" calcext:value-type="float">
            <text:p>6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:.M5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mart Time</text:p>
          </table:table-cell>
          <table:table-cell table:style-name="ce17" office:value-type="string" calcext:value-type="string">
            <text:p>Somente 1 diagrama foi entregue. Faltou detalhes para Tolerância a falhas. T4 Ok com uso de api externa, porém não caracterizou um SD rodando em multiplas máquinas</text:p>
          </table:table-cell>
          <table:table-cell table:style-name="ce23" office:value-type="float" office:value="1510001801" calcext:value-type="float">
            <text:p>1510001801</text:p>
          </table:table-cell>
          <table:table-cell table:style-name="ce30" office:value-type="string" calcext:value-type="string">
            <text:p>Carlos Antonio A.de Sous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1.5" calcext:value-type="float">
            <text:p>1.5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4" calcext:value-type="float">
            <text:p>4.00</text:p>
          </table:table-cell>
          <table:table-cell table:style-name="ce57" table:formula="of:=SUM([.E6:.H6])" office:value-type="float" office:value="7.5" calcext:value-type="float">
            <text:p>7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6:.M6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kynet</text:p>
          </table:table-cell>
          <table:table-cell table:style-name="ce17"/>
          <table:table-cell table:style-name="ce23" office:value-type="float" office:value="1510011962" calcext:value-type="float">
            <text:p>1510011962</text:p>
          </table:table-cell>
          <table:table-cell table:style-name="ce30" office:value-type="string" calcext:value-type="string">
            <text:p>Carlos Eduardo Tofanim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7:.H7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7:.M7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Dynamic</text:p>
          </table:table-cell>
          <table:table-cell table:style-name="ce17"/>
          <table:table-cell table:style-name="ce23" office:value-type="float" office:value="1510028840" calcext:value-type="float">
            <text:p>1510028840</text:p>
          </table:table-cell>
          <table:table-cell table:style-name="ce30" office:value-type="string" calcext:value-type="string">
            <text:p>Carlos Filipe P. Meneze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8:.H8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8:.M8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CBV</text:p>
          </table:table-cell>
          <table:table-cell table:style-name="ce17" office:value-type="string" calcext:value-type="string">
            <text:p>não entregaram t1. T2 – Diagrama Físico faltou detalhes de planejamento para Tolerância a Falhas. T4 não caracterizou multiplas máquinas ( SD )</text:p>
          </table:table-cell>
          <table:table-cell table:style-name="ce23" office:value-type="float" office:value="1510033341" calcext:value-type="float">
            <text:p>1510033341</text:p>
          </table:table-cell>
          <table:table-cell table:style-name="ce30" office:value-type="string" calcext:value-type="string">
            <text:p>Cauan Martin de J.dos Santos</text:p>
          </table:table-cell>
          <table:table-cell table:style-name="ce40" office:value-type="float" office:value="0" calcext:value-type="float">
            <text:p>0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3" calcext:value-type="float">
            <text:p>3.00</text:p>
          </table:table-cell>
          <table:table-cell table:style-name="ce57" table:formula="of:=SUM([.E9:.H9])" office:value-type="float" office:value="6" calcext:value-type="float">
            <text:p>6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9:.M9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mart Time</text:p>
          </table:table-cell>
          <table:table-cell table:style-name="ce17" office:value-type="string" calcext:value-type="string">
            <text:p>Somente 1 diagrama foi entregue. Faltou detalhes para Tolerância a falhas. T4 Ok com uso de api externa, porém não caracterizou um SD rodando em multiplas máquinas</text:p>
          </table:table-cell>
          <table:table-cell table:style-name="ce23" office:value-type="float" office:value="1510026316" calcext:value-type="float">
            <text:p>1510026316</text:p>
          </table:table-cell>
          <table:table-cell table:style-name="ce30" office:value-type="string" calcext:value-type="string">
            <text:p>Cesar Augusto Cordeir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1.5" calcext:value-type="float">
            <text:p>1.5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4" calcext:value-type="float">
            <text:p>4.00</text:p>
          </table:table-cell>
          <table:table-cell table:style-name="ce57" table:formula="of:=SUM([.E10:.H10])" office:value-type="float" office:value="7.5" calcext:value-type="float">
            <text:p>7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0:.M10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Minha Saude</text:p>
          </table:table-cell>
          <table:table-cell table:style-name="ce17"/>
          <table:table-cell table:style-name="ce23" office:value-type="float" office:value="1510033602" calcext:value-type="float">
            <text:p>1510033602</text:p>
          </table:table-cell>
          <table:table-cell table:style-name="ce30" office:value-type="string" calcext:value-type="string">
            <text:p>Daniel dos Anjos Barro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11:.H11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1:.M11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ystem Wine</text:p>
          </table:table-cell>
          <table:table-cell table:style-name="ce17" office:value-type="string" calcext:value-type="string">
            <text:p>Arq Fisica sem detalhes de planejamento para Tolerancia a Falhas. T4 ok, porém não caracterizou um SD rodando em multiplas maquinas</text:p>
          </table:table-cell>
          <table:table-cell table:style-name="ce23" office:value-type="float" office:value="1510032681" calcext:value-type="float">
            <text:p>1510032681</text:p>
          </table:table-cell>
          <table:table-cell table:style-name="ce30" office:value-type="string" calcext:value-type="string">
            <text:p>Danielle Missi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3" calcext:value-type="float">
            <text:p>3.00</text:p>
          </table:table-cell>
          <table:table-cell table:style-name="ce57" table:formula="of:=SUM([.E12:.H12])" office:value-type="float" office:value="7" calcext:value-type="float">
            <text:p>7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2:.M12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QN</text:p>
          </table:table-cell>
          <table:table-cell table:style-name="ce17"/>
          <table:table-cell table:style-name="ce23" office:value-type="float" office:value="1510012118" calcext:value-type="float">
            <text:p>1510012118</text:p>
          </table:table-cell>
          <table:table-cell table:style-name="ce30" office:value-type="string" calcext:value-type="string">
            <text:p>Danilo Ferreira de Oliveir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13:.H13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3:.M13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OS Pet</text:p>
          </table:table-cell>
          <table:table-cell table:style-name="ce17"/>
          <table:table-cell table:style-name="ce23" office:value-type="float" office:value="1510026510" calcext:value-type="float">
            <text:p>1510026510</text:p>
          </table:table-cell>
          <table:table-cell table:style-name="ce30" office:value-type="string" calcext:value-type="string">
            <text:p>Dennys C. S. Pard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14:.H14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4:.M14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Hangover</text:p>
          </table:table-cell>
          <table:table-cell table:style-name="ce17" office:value-type="string" calcext:value-type="string">
            <text:p>T4 não funcionando</text:p>
          </table:table-cell>
          <table:table-cell table:style-name="ce23" office:value-type="float" office:value="1510003902" calcext:value-type="float">
            <text:p>1510003902</text:p>
          </table:table-cell>
          <table:table-cell table:style-name="ce30" office:value-type="string" calcext:value-type="string">
            <text:p>Erich Von H. Freitas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2" calcext:value-type="float">
            <text:p>2.00</text:p>
          </table:table-cell>
          <table:table-cell table:style-name="ce57" table:formula="of:=SUM([.E15:.H15])" office:value-type="float" office:value="6.5" calcext:value-type="float">
            <text:p>6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5:.M15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NoInternet</text:p>
          </table:table-cell>
          <table:table-cell table:style-name="ce17"/>
          <table:table-cell table:style-name="ce23" office:value-type="float" office:value="162150549" calcext:value-type="float">
            <text:p>162150549</text:p>
          </table:table-cell>
          <table:table-cell table:style-name="ce30" office:value-type="string" calcext:value-type="string">
            <text:p>Estevan Timotheo dos Santo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16:.H16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6:.M16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Hangover</text:p>
          </table:table-cell>
          <table:table-cell table:style-name="ce17" office:value-type="string" calcext:value-type="string">
            <text:p>T4 não funcionando</text:p>
          </table:table-cell>
          <table:table-cell table:style-name="ce23" office:value-type="float" office:value="1510001501" calcext:value-type="float">
            <text:p>1510001501</text:p>
          </table:table-cell>
          <table:table-cell table:style-name="ce30" office:value-type="string" calcext:value-type="string">
            <text:p>Eufrásia Meira S. Lima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2" calcext:value-type="float">
            <text:p>2.00</text:p>
          </table:table-cell>
          <table:table-cell table:style-name="ce57" table:formula="of:=SUM([.E17:.H17])" office:value-type="float" office:value="6.5" calcext:value-type="float">
            <text:p>6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7:.M17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QN</text:p>
          </table:table-cell>
          <table:table-cell table:style-name="ce17"/>
          <table:table-cell table:style-name="ce23" office:value-type="float" office:value="1510031382" calcext:value-type="float">
            <text:p>1510031382</text:p>
          </table:table-cell>
          <table:table-cell table:style-name="ce30" office:value-type="string" calcext:value-type="string">
            <text:p>Gabriel Antoniolli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18:.H18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8:.M18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Dynamic</text:p>
          </table:table-cell>
          <table:table-cell table:style-name="ce17"/>
          <table:table-cell table:style-name="ce23" office:value-type="float" office:value="1510033017" calcext:value-type="float">
            <text:p>1510033017</text:p>
          </table:table-cell>
          <table:table-cell table:style-name="ce30" office:value-type="string" calcext:value-type="string">
            <text:p>Gabriel Massaiti R. Taguchi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19:.H19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19:.M19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kynet</text:p>
          </table:table-cell>
          <table:table-cell table:style-name="ce17"/>
          <table:table-cell table:style-name="ce23" office:value-type="float" office:value="1510031389" calcext:value-type="float">
            <text:p>1510031389</text:p>
          </table:table-cell>
          <table:table-cell table:style-name="ce30" office:value-type="string" calcext:value-type="string">
            <text:p>Gabriel Moralo da Cost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0:.H20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0:.M20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Lontra Anônima</text:p>
          </table:table-cell>
          <table:table-cell table:style-name="ce17"/>
          <table:table-cell table:style-name="ce23" office:value-type="float" office:value="1510033606" calcext:value-type="float">
            <text:p>1510033606</text:p>
          </table:table-cell>
          <table:table-cell table:style-name="ce30" office:value-type="string" calcext:value-type="string">
            <text:p>Gabriela Alves Rabel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21:.H21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1:.M21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Antares</text:p>
          </table:table-cell>
          <table:table-cell table:style-name="ce17"/>
          <table:table-cell table:style-name="ce23" office:value-type="float" office:value="1510033503" calcext:value-type="float">
            <text:p>1510033503</text:p>
          </table:table-cell>
          <table:table-cell table:style-name="ce30" office:value-type="string" calcext:value-type="string">
            <text:p>Guilherme Caum dos Santo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2:.H22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2:.M22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Antares</text:p>
          </table:table-cell>
          <table:table-cell table:style-name="ce17"/>
          <table:table-cell table:style-name="ce23" office:value-type="float" office:value="1510008344" calcext:value-type="float">
            <text:p>1510008344</text:p>
          </table:table-cell>
          <table:table-cell table:style-name="ce30" office:value-type="string" calcext:value-type="string">
            <text:p>Guilhermo Valdez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3:.H23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3:.M23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NoInternet</text:p>
          </table:table-cell>
          <table:table-cell table:style-name="ce17"/>
          <table:table-cell table:style-name="ce23" office:value-type="float" office:value="1510021728" calcext:value-type="float">
            <text:p>1510021728</text:p>
          </table:table-cell>
          <table:table-cell table:style-name="ce30" office:value-type="string" calcext:value-type="string">
            <text:p>Gustavo Bicesto Silv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4:.H24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4:.M24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NoInternet</text:p>
          </table:table-cell>
          <table:table-cell table:style-name="ce17"/>
          <table:table-cell table:style-name="ce23" office:value-type="float" office:value="1510024472" calcext:value-type="float">
            <text:p>1510024472</text:p>
          </table:table-cell>
          <table:table-cell table:style-name="ce30" office:value-type="string" calcext:value-type="string">
            <text:p>Gustavo Henrique P. Bosmak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5:.H25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5:.M25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Lontra Anônima</text:p>
          </table:table-cell>
          <table:table-cell table:style-name="ce17"/>
          <table:table-cell table:style-name="ce23" office:value-type="float" office:value="1510008562" calcext:value-type="float">
            <text:p>1510008562</text:p>
          </table:table-cell>
          <table:table-cell table:style-name="ce30" office:value-type="string" calcext:value-type="string">
            <text:p>Heitor A. de Oliveir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26:.H26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6:.M26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uperar</text:p>
          </table:table-cell>
          <table:table-cell table:style-name="ce17" office:value-type="string" calcext:value-type="string">
            <text:p>Arq Fisica sem banco de dados e sem detalhes para planejamento de Tolerancia a Falhas</text:p>
          </table:table-cell>
          <table:table-cell table:style-name="ce23" office:value-type="float" office:value="1510034332" calcext:value-type="float">
            <text:p>1510034332</text:p>
          </table:table-cell>
          <table:table-cell table:style-name="ce30" office:value-type="string" calcext:value-type="string">
            <text:p>Ivanildo S. Rocha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2.5" calcext:value-type="float">
            <text:p>2.50</text:p>
          </table:table-cell>
          <table:table-cell table:style-name="ce57" table:formula="of:=SUM([.E27:.H27])" office:value-type="float" office:value="6" calcext:value-type="float">
            <text:p>6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7:.M27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kynet</text:p>
          </table:table-cell>
          <table:table-cell table:style-name="ce17"/>
          <table:table-cell table:style-name="ce23" office:value-type="float" office:value="1510027429" calcext:value-type="float">
            <text:p>1510027429</text:p>
          </table:table-cell>
          <table:table-cell table:style-name="ce30" office:value-type="string" calcext:value-type="string">
            <text:p>Jean Paul Pezzutti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8:.H28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8:.M28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Minha Saude</text:p>
          </table:table-cell>
          <table:table-cell table:style-name="ce17"/>
          <table:table-cell table:style-name="ce23" office:value-type="float" office:value="1510033251" calcext:value-type="float">
            <text:p>1510033251</text:p>
          </table:table-cell>
          <table:table-cell table:style-name="ce30" office:value-type="string" calcext:value-type="string">
            <text:p>João Victor de Mato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29:.H29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29:.M29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NoInternet</text:p>
          </table:table-cell>
          <table:table-cell table:style-name="ce17"/>
          <table:table-cell table:style-name="ce23" office:value-type="float" office:value="171150786" calcext:value-type="float">
            <text:p>171150786</text:p>
          </table:table-cell>
          <table:table-cell table:style-name="ce30" office:value-type="string" calcext:value-type="string">
            <text:p>José Carlos de Camargo Junior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0:.H30])" office:value-type="float" office:value="10" calcext:value-type="float">
            <text:p>10.00</text:p>
          </table:table-cell>
          <table:table-cell table:style-name="ce51" office:value-type="float" office:value="3" calcext:value-type="float">
            <text:p>3.0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0:.M30])" office:value-type="float" office:value="3" calcext:value-type="float">
            <text:p>3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Antares</text:p>
          </table:table-cell>
          <table:table-cell table:style-name="ce17"/>
          <table:table-cell table:style-name="ce23" office:value-type="float" office:value="1510033445" calcext:value-type="float">
            <text:p>1510033445</text:p>
          </table:table-cell>
          <table:table-cell table:style-name="ce30" office:value-type="string" calcext:value-type="string">
            <text:p>Juliano Junio S. Santo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1:.H31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1:.M31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Lontra Anônima</text:p>
          </table:table-cell>
          <table:table-cell table:style-name="ce17"/>
          <table:table-cell table:style-name="ce23" office:value-type="float" office:value="1510033418" calcext:value-type="float">
            <text:p>1510033418</text:p>
          </table:table-cell>
          <table:table-cell table:style-name="ce30" office:value-type="string" calcext:value-type="string">
            <text:p>Julio Cesar Coutinho de Souz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32:.H32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2:.M32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CompraLa</text:p>
          </table:table-cell>
          <table:table-cell table:style-name="ce17"/>
          <table:table-cell table:style-name="ce23" office:value-type="float" office:value="1510031707" calcext:value-type="float">
            <text:p>1510031707</text:p>
          </table:table-cell>
          <table:table-cell table:style-name="ce30" office:value-type="string" calcext:value-type="string">
            <text:p>Julio Cesar Gomes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3:.H33])" office:value-type="float" office:value="9.5" calcext:value-type="float">
            <text:p>9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3:.M33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3jobs</text:p>
          </table:table-cell>
          <table:table-cell table:style-name="ce17"/>
          <table:table-cell table:style-name="ce23" office:value-type="float" office:value="1510033187" calcext:value-type="float">
            <text:p>1510033187</text:p>
          </table:table-cell>
          <table:table-cell table:style-name="ce30" office:value-type="string" calcext:value-type="string">
            <text:p>Leonardo Bevilacqu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4:.H34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4:.M34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OS Pet</text:p>
          </table:table-cell>
          <table:table-cell table:style-name="ce17"/>
          <table:table-cell table:style-name="ce23" office:value-type="float" office:value="1510032009" calcext:value-type="float">
            <text:p>1510032009</text:p>
          </table:table-cell>
          <table:table-cell table:style-name="ce30" office:value-type="string" calcext:value-type="string">
            <text:p>Leonardo Leite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5:.H35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5:.M35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Jack Herer</text:p>
          </table:table-cell>
          <table:table-cell table:style-name="ce17" office:value-type="string" calcext:value-type="string">
            <text:p>arq.fisico sem detalhes tolerancia a falhas. T4 foi entregue o código fonte, não foi possivel avaliar o prototipo</text:p>
          </table:table-cell>
          <table:table-cell table:style-name="ce23" office:value-type="float" office:value="1510031765" calcext:value-type="float">
            <text:p>1510031765</text:p>
          </table:table-cell>
          <table:table-cell table:style-name="ce30" office:value-type="string" calcext:value-type="string">
            <text:p>Lucas E. O. Caldeir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2.5" calcext:value-type="float">
            <text:p>2.5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57" table:formula="of:=SUM([.E36:.H36])" office:value-type="float" office:value="3.5" calcext:value-type="float">
            <text:p>3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6:.M36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Pastel de flango</text:p>
          </table:table-cell>
          <table:table-cell table:style-name="ce17" office:value-type="string" calcext:value-type="string">
            <text:p>Arq fisica com problemas de transparência: Computdores que acessam App Server 1 não acessam App server2 ( e vice versa )</text:p>
          </table:table-cell>
          <table:table-cell table:style-name="ce23" office:value-type="float" office:value="1510019454" calcext:value-type="float">
            <text:p>1510019454</text:p>
          </table:table-cell>
          <table:table-cell table:style-name="ce30" office:value-type="string" calcext:value-type="string">
            <text:p>Lucas Eduardo Vasconcelos Alve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7:.H37])" office:value-type="float" office:value="9" calcext:value-type="float">
            <text:p>9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7:.M37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uperar</text:p>
          </table:table-cell>
          <table:table-cell table:style-name="ce17" office:value-type="string" calcext:value-type="string">
            <text:p>Arq Fisica sem banco de dados e sem detalhes para planejamento de Tolerancia a Falhas</text:p>
          </table:table-cell>
          <table:table-cell table:style-name="ce23" office:value-type="float" office:value="1510033188" calcext:value-type="float">
            <text:p>1510033188</text:p>
          </table:table-cell>
          <table:table-cell table:style-name="ce30" office:value-type="string" calcext:value-type="string">
            <text:p>Lucas Lacerda Martins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2.5" calcext:value-type="float">
            <text:p>2.50</text:p>
          </table:table-cell>
          <table:table-cell table:style-name="ce57" table:formula="of:=SUM([.E38:.H38])" office:value-type="float" office:value="6" calcext:value-type="float">
            <text:p>6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8:.M38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3jobs</text:p>
          </table:table-cell>
          <table:table-cell table:style-name="ce17"/>
          <table:table-cell table:style-name="ce23" office:value-type="float" office:value="1510030281" calcext:value-type="float">
            <text:p>1510030281</text:p>
          </table:table-cell>
          <table:table-cell table:style-name="ce30" office:value-type="string" calcext:value-type="string">
            <text:p>Marcelo Rodrigues Cost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39:.H39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39:.M39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3jobs</text:p>
          </table:table-cell>
          <table:table-cell table:style-name="ce17"/>
          <table:table-cell table:style-name="ce23" office:value-type="float" office:value="1510029701" calcext:value-type="float">
            <text:p>1510029701</text:p>
          </table:table-cell>
          <table:table-cell table:style-name="ce30" office:value-type="string" calcext:value-type="string">
            <text:p>Marcio Luis Miranda de Maced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0:.H40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0:.M40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kynet</text:p>
          </table:table-cell>
          <table:table-cell table:style-name="ce17"/>
          <table:table-cell table:style-name="ce23" office:value-type="float" office:value="1510031597" calcext:value-type="float">
            <text:p>1510031597</text:p>
          </table:table-cell>
          <table:table-cell table:style-name="ce30" office:value-type="string" calcext:value-type="string">
            <text:p>Matheus Casarin Giaculi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1:.H41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1:.M41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CompraLa</text:p>
          </table:table-cell>
          <table:table-cell table:style-name="ce17"/>
          <table:table-cell table:style-name="ce23" office:value-type="float" office:value="1510033383" calcext:value-type="float">
            <text:p>1510033383</text:p>
          </table:table-cell>
          <table:table-cell table:style-name="ce30" office:value-type="string" calcext:value-type="string">
            <text:p>Matheus Dutra Virgilio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2:.H42])" office:value-type="float" office:value="9.5" calcext:value-type="float">
            <text:p>9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2:.M42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Betinnapp</text:p>
          </table:table-cell>
          <table:table-cell table:style-name="ce17"/>
          <table:table-cell table:style-name="ce23" office:value-type="float" office:value="1510032884" calcext:value-type="float">
            <text:p>1510032884</text:p>
          </table:table-cell>
          <table:table-cell table:style-name="ce30" office:value-type="string" calcext:value-type="string">
            <text:p>Matheus Rogge C.de Oliveir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3:.H43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3:.M43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mart Time</text:p>
          </table:table-cell>
          <table:table-cell table:style-name="ce17" office:value-type="string" calcext:value-type="string">
            <text:p>Somente 1 diagrama foi entregue. Faltou detalhes para Tolerância a falhas. T4 Ok com uso de api externa, porém não caracterizou um SD rodando em multiplas máquinas</text:p>
          </table:table-cell>
          <table:table-cell table:style-name="ce23" office:value-type="float" office:value="162150105" calcext:value-type="float">
            <text:p>162150105</text:p>
          </table:table-cell>
          <table:table-cell table:style-name="ce30" office:value-type="string" calcext:value-type="string">
            <text:p>Mayara da Silva Danta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1.5" calcext:value-type="float">
            <text:p>1.5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4" calcext:value-type="float">
            <text:p>4.00</text:p>
          </table:table-cell>
          <table:table-cell table:style-name="ce57" table:formula="of:=SUM([.E44:.H44])" office:value-type="float" office:value="7.5" calcext:value-type="float">
            <text:p>7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4:.M44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martGrid</text:p>
          </table:table-cell>
          <table:table-cell table:style-name="ce17"/>
          <table:table-cell table:style-name="ce23" office:value-type="float" office:value="1510032946" calcext:value-type="float">
            <text:p>1510032946</text:p>
          </table:table-cell>
          <table:table-cell table:style-name="ce30" office:value-type="string" calcext:value-type="string">
            <text:p>Michael Allan Barreto Roman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45:.H45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5:.M45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Pastel de flango</text:p>
          </table:table-cell>
          <table:table-cell table:style-name="ce17" office:value-type="string" calcext:value-type="string">
            <text:p>Arq fisica com problemas de transparência: Computdores que acessam App Server 1 não acessam App server2 ( e vice versa )</text:p>
          </table:table-cell>
          <table:table-cell table:style-name="ce23" office:value-type="float" office:value="1510032721" calcext:value-type="float">
            <text:p>1510032721</text:p>
          </table:table-cell>
          <table:table-cell table:style-name="ce30" office:value-type="string" calcext:value-type="string">
            <text:p>Naara Camille Arauj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6:.H46])" office:value-type="float" office:value="9" calcext:value-type="float">
            <text:p>9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6:.M46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Pastel de flango</text:p>
          </table:table-cell>
          <table:table-cell table:style-name="ce17" office:value-type="string" calcext:value-type="string">
            <text:p>Arq fisica com problemas de transparência: Computdores que acessam App Server 1 não acessam App server2 ( e vice versa )</text:p>
          </table:table-cell>
          <table:table-cell table:style-name="ce23" office:value-type="float" office:value="1510013305" calcext:value-type="float">
            <text:p>1510013305</text:p>
          </table:table-cell>
          <table:table-cell table:style-name="ce30" office:value-type="string" calcext:value-type="string">
            <text:p>Paulo Mitsuro A. Sait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7:.H47])" office:value-type="float" office:value="9" calcext:value-type="float">
            <text:p>9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7:.M47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Betinnapp</text:p>
          </table:table-cell>
          <table:table-cell table:style-name="ce17"/>
          <table:table-cell table:style-name="ce23" office:value-type="float" office:value="1510033203" calcext:value-type="float">
            <text:p>1510033203</text:p>
          </table:table-cell>
          <table:table-cell table:style-name="ce30" office:value-type="string" calcext:value-type="string">
            <text:p>Rafael Benó Cinei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48:.H48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8:.M48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Jack Herer</text:p>
          </table:table-cell>
          <table:table-cell table:style-name="ce17" office:value-type="string" calcext:value-type="string">
            <text:p>arq.fisico sem detalhes tolerancia a falhas. T4 foi entregue o código fonte, não foi possivel avaliar o prototipo</text:p>
          </table:table-cell>
          <table:table-cell table:style-name="ce23" office:value-type="float" office:value="1510015019" calcext:value-type="float">
            <text:p>1510015019</text:p>
          </table:table-cell>
          <table:table-cell table:style-name="ce30" office:value-type="string" calcext:value-type="string">
            <text:p>Rafael Soares Mato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2.5" calcext:value-type="float">
            <text:p>2.50</text:p>
          </table:table-cell>
          <table:table-cell table:number-columns-repeated="2" table:style-name="ce51" office:value-type="float" office:value="0" calcext:value-type="float">
            <text:p>0.00</text:p>
          </table:table-cell>
          <table:table-cell table:style-name="ce57" table:formula="of:=SUM([.E49:.H49])" office:value-type="float" office:value="3.5" calcext:value-type="float">
            <text:p>3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49:.M49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mart Time</text:p>
          </table:table-cell>
          <table:table-cell table:style-name="ce17" office:value-type="string" calcext:value-type="string">
            <text:p>Somente 1 diagrama foi entregue. Faltou detalhes para Tolerância a falhas. T4 Ok com uso de api externa, porém não caracterizou um SD rodando em multiplas máquinas</text:p>
          </table:table-cell>
          <table:table-cell table:style-name="ce23" office:value-type="float" office:value="1510022422" calcext:value-type="float">
            <text:p>1510022422</text:p>
          </table:table-cell>
          <table:table-cell table:style-name="ce30" office:value-type="string" calcext:value-type="string">
            <text:p>Reyard da Cunha Cezar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1.5" calcext:value-type="float">
            <text:p>1.5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4" calcext:value-type="float">
            <text:p>4.00</text:p>
          </table:table-cell>
          <table:table-cell table:style-name="ce57" table:formula="of:=SUM([.E50:.H50])" office:value-type="float" office:value="7.5" calcext:value-type="float">
            <text:p>7.5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0:.M50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Dynamic</text:p>
          </table:table-cell>
          <table:table-cell table:style-name="ce17"/>
          <table:table-cell table:style-name="ce23" office:value-type="float" office:value="1510033377" calcext:value-type="float">
            <text:p>1510033377</text:p>
          </table:table-cell>
          <table:table-cell table:style-name="ce30" office:value-type="string" calcext:value-type="string">
            <text:p>Robson Felipe de Abreu Lim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0" calcext:value-type="float">
            <text:p>0.00</text:p>
          </table:table-cell>
          <table:table-cell table:style-name="ce57" table:formula="of:=SUM([.E51:.H51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1:.M51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Antares</text:p>
          </table:table-cell>
          <table:table-cell table:style-name="ce17"/>
          <table:table-cell table:style-name="ce23" office:value-type="float" office:value="1510022298" calcext:value-type="float">
            <text:p>1510022298</text:p>
          </table:table-cell>
          <table:table-cell table:style-name="ce30" office:value-type="string" calcext:value-type="string">
            <text:p>Robson Luiz Nunes de Oliveir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52:.H52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2:.M52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Superar</text:p>
          </table:table-cell>
          <table:table-cell table:style-name="ce17" office:value-type="string" calcext:value-type="string">
            <text:p>Arq Fisica sem banco de dados e sem detalhes para planejamento de Tolerancia a Falhas</text:p>
          </table:table-cell>
          <table:table-cell table:style-name="ce23" office:value-type="float" office:value="1510033048" calcext:value-type="float">
            <text:p>1510033048</text:p>
          </table:table-cell>
          <table:table-cell table:style-name="ce30" office:value-type="string" calcext:value-type="string">
            <text:p>SABRINA PEREIRA</text:p>
          </table:table-cell>
          <table:table-cell table:style-name="ce40" office:value-type="float" office:value="0.5" calcext:value-type="float">
            <text:p>0.5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0" calcext:value-type="float">
            <text:p>0.00</text:p>
          </table:table-cell>
          <table:table-cell table:style-name="ce51" office:value-type="float" office:value="2.5" calcext:value-type="float">
            <text:p>2.50</text:p>
          </table:table-cell>
          <table:table-cell table:style-name="ce57" table:formula="of:=SUM([.E53:.H53])" office:value-type="float" office:value="5" calcext:value-type="float">
            <text:p>5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3:.M53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3jobs</text:p>
          </table:table-cell>
          <table:table-cell table:style-name="ce17"/>
          <table:table-cell table:style-name="ce23" office:value-type="float" office:value="1510028818" calcext:value-type="float">
            <text:p>1510028818</text:p>
          </table:table-cell>
          <table:table-cell table:style-name="ce30" office:value-type="string" calcext:value-type="string">
            <text:p>Thiago Luiz de Oliveir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54:.H54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4:.M54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Minha Saude</text:p>
          </table:table-cell>
          <table:table-cell table:style-name="ce17"/>
          <table:table-cell table:style-name="ce23" office:value-type="float" office:value="1510033023" calcext:value-type="float">
            <text:p>1510033023</text:p>
          </table:table-cell>
          <table:table-cell table:style-name="ce30" office:value-type="string" calcext:value-type="string">
            <text:p>Ulisses W. P. Maia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55:.H55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5:.M55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CBV</text:p>
          </table:table-cell>
          <table:table-cell table:style-name="ce17" office:value-type="string" calcext:value-type="string">
            <text:p>não entregaram t1. T2 – Diagrama Físico faltou detalhes de planejamento para Tolerância a Falhas. T4 não caracterizou multiplas máquinas ( SD )</text:p>
          </table:table-cell>
          <table:table-cell table:style-name="ce23" office:value-type="float" office:value="1510033160" calcext:value-type="float">
            <text:p>1510033160</text:p>
          </table:table-cell>
          <table:table-cell table:style-name="ce30" office:value-type="string" calcext:value-type="string">
            <text:p>Vinicius Rodrigues</text:p>
          </table:table-cell>
          <table:table-cell table:style-name="ce40" office:value-type="float" office:value="0" calcext:value-type="float">
            <text:p>0.00</text:p>
          </table:table-cell>
          <table:table-cell table:style-name="ce46" office:value-type="float" office:value="2" calcext:value-type="float">
            <text:p>2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3" calcext:value-type="float">
            <text:p>3.00</text:p>
          </table:table-cell>
          <table:table-cell table:style-name="ce57" table:formula="of:=SUM([.E56:.H56])" office:value-type="float" office:value="6" calcext:value-type="float">
            <text:p>6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6:.M56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Betinnapp</text:p>
          </table:table-cell>
          <table:table-cell table:style-name="ce17"/>
          <table:table-cell table:style-name="ce23" office:value-type="float" office:value="1510032800" calcext:value-type="float">
            <text:p>1510032800</text:p>
          </table:table-cell>
          <table:table-cell table:style-name="ce30" office:value-type="string" calcext:value-type="string">
            <text:p>Vitor Augusto da Silva Brandão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57:.H57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7:.M57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>
          <table:table-cell table:style-name="ce6" office:value-type="string" calcext:value-type="string">
            <text:p>Betinnapp</text:p>
          </table:table-cell>
          <table:table-cell table:style-name="ce17"/>
          <table:table-cell table:style-name="ce23" office:value-type="float" office:value="1510026129" calcext:value-type="float">
            <text:p>1510026129</text:p>
          </table:table-cell>
          <table:table-cell table:style-name="ce30" office:value-type="string" calcext:value-type="string">
            <text:p>Vitor Rodrigues de Marques</text:p>
          </table:table-cell>
          <table:table-cell table:style-name="ce40" office:value-type="float" office:value="1" calcext:value-type="float">
            <text:p>1.00</text:p>
          </table:table-cell>
          <table:table-cell table:style-name="ce46" office:value-type="float" office:value="3" calcext:value-type="float">
            <text:p>3.00</text:p>
          </table:table-cell>
          <table:table-cell table:style-name="ce51" office:value-type="float" office:value="1" calcext:value-type="float">
            <text:p>1.00</text:p>
          </table:table-cell>
          <table:table-cell table:style-name="ce51" office:value-type="float" office:value="5" calcext:value-type="float">
            <text:p>5.00</text:p>
          </table:table-cell>
          <table:table-cell table:style-name="ce57" table:formula="of:=SUM([.E58:.H58])" office:value-type="float" office:value="10" calcext:value-type="float">
            <text:p>10.00</text:p>
          </table:table-cell>
          <table:table-cell table:number-columns-repeated="3" table:style-name="ce51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57" table:formula="of:=SUM([.J58:.M58])" office:value-type="float" office:value="0" calcext:value-type="float">
            <text:p>0.00</text:p>
          </table:table-cell>
          <table:table-cell table:style-name="ce185" table:number-columns-repeated="988"/>
          <table:table-cell table:number-columns-repeated="20"/>
        </table:table-row>
        <table:table-row table:style-name="ro1" table:number-rows-repeated="1048517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201901_alunos_SistDistribuidos.E3:201901_alunos_SistDistribuidos.N58">
            <calcext:condition calcext:apply-style-name="rowEvenNum" calcext:value="formula-is(ISEVEN(ROW()))" calcext:base-cell-address="201901_alunos_SistDistribuidos.E3"/>
            <calcext:condition calcext:apply-style-name="rowOddNum" calcext:value="formula-is(ISODD(ROW()))" calcext:base-cell-address="201901_alunos_SistDistribuidos.E3"/>
          </calcext:conditional-format>
          <calcext:conditional-format calcext:target-range-address="201901_alunos_SistDistribuidos.A3:201901_alunos_SistDistribuidos.D58">
            <calcext:condition calcext:apply-style-name="rowEven" calcext:value="formula-is(ISEVEN(ROW()))" calcext:base-cell-address="201901_alunos_SistDistribuidos.A3"/>
            <calcext:condition calcext:apply-style-name="rowOdd" calcext:value="formula-is(ISODD(ROW()))" calcext:base-cell-address="201901_alunos_SistDistribuidos.A3"/>
          </calcext:conditional-format>
        </calcext:conditional-formats>
      </table:table>
      <table:named-expressions/>
      <table:database-ranges>
        <table:database-range table:name="__Anonymous_Sheet_DB__1" table:target-range-address="201901_alunos_SistDistribuidos.A1:201901_alunos_SistDistribuidos.N5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fo:font-size="7pt" style:font-name-asian="WenQuanYi Zen Hei Sharp" style:font-family-asian="'WenQuanYi Zen Hei Sharp'" style:font-family-generic-asian="system" style:font-pitch-asian="variable" style:font-size-asian="7pt" style:font-weight-asian="normal" style:font-name-complex="Lohit Devanagari" style:font-family-complex="'Lohit Devanagari'" style:font-family-generic-complex="system" style:font-pitch-complex="variable" style:font-size-complex="7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owEven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 loext:vertical-justify="auto"/>
      <style:paragraph-properties fo:text-align="start" css3t:text-justify="auto" fo:margin-left="0pt"/>
      <style:text-properties fo:font-size="7pt" style:font-size-asian="8pt" style:font-size-complex="8pt"/>
    </style:style>
    <style:style style:name="rowOdd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loext:vertical-justify="auto"/>
      <style:paragraph-properties fo:text-align="start" css3t:text-justify="auto"/>
    </style:style>
    <style:style style:name="rowEvenNum" style:family="table-cell" style:parent-style-name="rowEven" style:data-style-name="N2">
      <style:table-cell-properties style:text-align-source="fix" style:repeat-content="false" loext:vertical-justify="auto"/>
      <style:paragraph-properties fo:text-align="end" css3t:text-justify="auto"/>
    </style:style>
    <style:style style:name="rowOddNum" style:family="table-cell" style:parent-style-name="rowOdd" style:data-style-name="N2">
      <style:table-cell-properties style:text-align-source="fix" style:repeat-content="false" loext:vertical-justify="auto"/>
      <style:paragraph-properties fo:text-align="end" css3t:text-justify="auto"/>
    </style:style>
  </office:styles>
  <office:automatic-styles>
    <style:page-layout style:name="Mpm1">
      <style:page-layout-properties fo:page-width="792pt" fo:page-height="612pt" style:num-format="1" style:print-orientation="landscape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00/00/0000</text:date>, <text:time style:data-style-name="N2" text:time-value="14:15:53.666168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4T14:33:16.184247962</dc:date>
    <meta:editing-duration>PT12H27M1S</meta:editing-duration>
    <meta:editing-cycles>177</meta:editing-cycles>
    <meta:generator>LibreOffice/5.3.6.1$Linux_X86_64 LibreOffice_project/30$Build-1</meta:generator>
    <meta:document-statistic meta:table-count="2" meta:cell-count="761" meta:object-count="0"/>
  </office:meta>
</office:document-meta>
</file>